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988" officeooo:paragraph-rsid="00404afc"/>
    </style:style>
    <style:style style:name="P2" style:family="paragraph" style:parent-style-name="Standard">
      <style:text-properties officeooo:rsid="001891a8" officeooo:paragraph-rsid="00404afc"/>
    </style:style>
    <style:style style:name="P3" style:family="paragraph" style:parent-style-name="Standard">
      <style:text-properties officeooo:rsid="0019ac06" officeooo:paragraph-rsid="00404afc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9ac06" officeooo:paragraph-rsid="00404af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8988" officeooo:paragraph-rsid="00404af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e78f7" officeooo:paragraph-rsid="00404af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3b6ec" officeooo:paragraph-rsid="00404afc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5d255" officeooo:paragraph-rsid="00404af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891a8" officeooo:paragraph-rsid="00404af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8ef85" officeooo:paragraph-rsid="00404afc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b1f7e" officeooo:paragraph-rsid="00404afc" style:font-weight-asian="bold" style:font-weight-complex="bold"/>
    </style:style>
    <style:style style:name="P12" style:family="paragraph" style:parent-style-name="Standard">
      <style:text-properties officeooo:rsid="001dd064" officeooo:paragraph-rsid="00404afc"/>
    </style:style>
    <style:style style:name="P13" style:family="paragraph" style:parent-style-name="Standard">
      <style:text-properties officeooo:rsid="001e78f7" officeooo:paragraph-rsid="00404afc"/>
    </style:style>
    <style:style style:name="P14" style:family="paragraph" style:parent-style-name="Standard">
      <style:text-properties officeooo:rsid="0021ec46" officeooo:paragraph-rsid="00404afc"/>
    </style:style>
    <style:style style:name="P15" style:family="paragraph" style:parent-style-name="Standard">
      <style:text-properties officeooo:rsid="00234a0e" officeooo:paragraph-rsid="00404afc"/>
    </style:style>
    <style:style style:name="P16" style:family="paragraph" style:parent-style-name="Standard">
      <style:text-properties officeooo:rsid="0023b6ec" officeooo:paragraph-rsid="00404afc"/>
    </style:style>
    <style:style style:name="P17" style:family="paragraph" style:parent-style-name="Standard">
      <style:text-properties style:text-underline-style="none" fo:font-weight="normal" officeooo:rsid="002800b6" officeooo:paragraph-rsid="00404af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d6285" officeooo:paragraph-rsid="00404af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213db" officeooo:paragraph-rsid="00404afc" style:font-weight-asian="normal" style:font-weight-complex="normal"/>
    </style:style>
    <style:style style:name="P20" style:family="paragraph" style:parent-style-name="Standard">
      <style:text-properties fo:color="#ff0000" officeooo:rsid="0027ea6b" officeooo:paragraph-rsid="00404afc"/>
    </style:style>
    <style:style style:name="P21" style:family="paragraph" style:parent-style-name="Standard">
      <style:text-properties officeooo:rsid="0035e5c3" officeooo:paragraph-rsid="00404afc"/>
    </style:style>
    <style:style style:name="P22" style:family="paragraph" style:parent-style-name="Standard">
      <style:text-properties officeooo:rsid="0035f2c5" officeooo:paragraph-rsid="00404afc"/>
    </style:style>
    <style:style style:name="P23" style:family="paragraph" style:parent-style-name="Standard">
      <style:text-properties officeooo:rsid="0038ef85" officeooo:paragraph-rsid="00404afc"/>
    </style:style>
    <style:style style:name="P24" style:family="paragraph" style:parent-style-name="Standard">
      <style:text-properties officeooo:rsid="003b1f7e" officeooo:paragraph-rsid="00404afc"/>
    </style:style>
    <style:style style:name="P25" style:family="paragraph" style:parent-style-name="Standard">
      <style:text-properties officeooo:rsid="00373666" officeooo:paragraph-rsid="00404afc"/>
    </style:style>
    <style:style style:name="P26" style:family="paragraph" style:parent-style-name="Standard">
      <style:text-properties officeooo:rsid="0005df04" officeooo:paragraph-rsid="00404afc"/>
    </style:style>
    <style:style style:name="P27" style:family="paragraph" style:parent-style-name="Standard">
      <style:text-properties officeooo:rsid="0040d18a" officeooo:paragraph-rsid="0040d18a"/>
    </style:style>
    <style:style style:name="P28" style:family="paragraph" style:parent-style-name="Standard">
      <style:text-properties officeooo:rsid="00242291" officeooo:paragraph-rsid="004155ff"/>
    </style:style>
    <style:style style:name="P29" style:family="paragraph" style:parent-style-name="Standard">
      <style:text-properties fo:color="#ffffff" officeooo:rsid="00471eca" officeooo:paragraph-rsid="00471eca" fo:background-color="#ff3300"/>
    </style:style>
    <style:style style:name="P30" style:family="paragraph" style:parent-style-name="Standard">
      <style:text-properties fo:color="#ffffff" officeooo:rsid="0045e719" officeooo:paragraph-rsid="0048f12c" fo:background-color="#ff3300"/>
    </style:style>
    <style:style style:name="P31" style:family="paragraph" style:parent-style-name="Standard">
      <style:text-properties fo:color="#ffffff" fo:font-size="14pt" officeooo:rsid="0045e719" officeooo:paragraph-rsid="0048f12c" fo:background-color="#ff3300" style:font-size-asian="14pt" style:font-size-complex="14pt"/>
    </style:style>
    <style:style style:name="T1" style:family="text">
      <style:text-properties officeooo:rsid="001891a8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23b6ec"/>
    </style:style>
    <style:style style:name="T4" style:family="text">
      <style:text-properties officeooo:rsid="00261894"/>
    </style:style>
    <style:style style:name="T5" style:family="text">
      <style:text-properties officeooo:rsid="0027ea6b"/>
    </style:style>
    <style:style style:name="T6" style:family="text">
      <style:text-properties officeooo:rsid="0039dad9"/>
    </style:style>
    <style:style style:name="T7" style:family="text">
      <style:text-properties officeooo:rsid="003b1f7e"/>
    </style:style>
    <style:style style:name="T8" style:family="text">
      <style:text-properties officeooo:rsid="003be4e8"/>
    </style:style>
    <style:style style:name="T9" style:family="text">
      <style:text-properties fo:color="#ff0000"/>
    </style:style>
    <style:style style:name="T10" style:family="text">
      <style:text-properties fo:color="#ff0000" officeooo:rsid="0027ea6b"/>
    </style:style>
    <style:style style:name="T11" style:family="text">
      <style:text-properties officeooo:rsid="00373666"/>
    </style:style>
    <style:style style:name="T12" style:family="text">
      <style:text-properties officeooo:rsid="004213db"/>
    </style:style>
    <style:style style:name="T13" style:family="text">
      <style:text-properties fo:color="#00000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48f1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ulzbot Filament Testing Report</text:p>
      <text:p text:style-name="P1">Manufacturer: </text:p>
      <text:p text:style-name="P1">Filament Type: </text:p>
      <text:p text:style-name="P16">Colors Tested: </text:p>
      <text:p text:style-name="P1">Tested By: </text:p>
      <text:p text:style-name="P1">Date <text:span text:style-name="T11">Started</text:span>: </text:p>
      <text:p text:style-name="P25">Date Completed: </text:p>
      <text:p text:style-name="P1"/>
      <text:p text:style-name="P31">STOP!</text:p>
      <text:p text:style-name="P30">SDS CHECKLIST SIGN OFF:<text:span text:style-name="T14"> PASS/</text:span><text:span text:style-name="T15">FAIL</text:span><text:span text:style-name="T14"> </text:span></text:p>
      <text:p text:style-name="P30">Name:<text:span text:style-name="T14"> <text:s text:c="33"/></text:span></text:p>
      <text:p text:style-name="P30">Date:<text:span text:style-name="T14"> <text:s text:c="35"/></text:span></text:p>
      <text:p text:style-name="P1"/>
      <text:p text:style-name="P4">Printer Data</text:p>
      <text:p text:style-name="P3">Bed <text:span text:style-name="T3">Surface/Covering</text:span>: </text:p>
      <text:p text:style-name="P3">Toolhead Type<text:span text:style-name="T3">s Used</text:span>: </text:p>
      <text:p text:style-name="P3">Printer Type: </text:p>
      <text:p text:style-name="P22">Wiper Pad Type: </text:p>
      <text:p text:style-name="P14">Other Notes: </text:p>
      <text:p text:style-name="P1"/>
      <text:p text:style-name="P11">Manufacturer Recommended Settings</text:p>
      <text:p text:style-name="P24">Print Temp: </text:p>
      <text:p text:style-name="P24">Bed Temp: </text:p>
      <text:p text:style-name="P24">Fan Speeds: </text:p>
      <text:p text:style-name="P24">Printing Speeds: </text:p>
      <text:p text:style-name="P26">Other: </text:p>
      <text:p text:style-name="P1"/>
      <text:p text:style-name="P5">P<text:span text:style-name="T1">re-</text:span>Printing <text:span text:style-name="T1">Filament </text:span>Assessment<text:span text:style-name="T2"> </text:span></text:p>
      <text:p text:style-name="P21">Basic <text:span text:style-name="T7">Use </text:span>Research: </text:p>
      <text:p text:style-name="P12">Health or Environment Risk: </text:p>
      <text:p text:style-name="P12">Disposal Options: </text:p>
      <text:p text:style-name="P14">Other <text:span text:style-name="T7">SDS </text:span>Notes: </text:p>
      <text:p text:style-name="P21">Packaging Notes: </text:p>
      <text:p text:style-name="P28">Moisture Absorption: </text:p>
      <text:p text:style-name="P1">Minimum Bend Radius: </text:p>
      <text:p text:style-name="P23">Bend Test Notes: </text:p>
      <text:p text:style-name="P21">Bubble/Debris Test Results: </text:p>
      <text:p text:style-name="P1">Color <text:span text:style-name="T3">Consistency</text:span>: </text:p>
      <text:p text:style-name="P1">Filament Diameter Variance: </text:p>
      <text:p text:style-name="P22">Min Extrusion Temp: <text:span text:style-name="T10"><text:s/></text:span></text:p>
      <text:p text:style-name="P22">Max Extrusion Temp Before Boil: </text:p>
      <text:p text:style-name="P23">Min Bed Sticking Temp: </text:p>
      <text:p text:style-name="P2">Other Notes: </text:p>
      <text:p text:style-name="P2"/>
      <text:p text:style-name="P10"><text:span text:style-name="T6">Run a </text:span>Control Print with <text:span text:style-name="T6">an Available </text:span>Comparable Material Profile </text:p>
      <text:p text:style-name="P18">Results: <text:s/></text:p>
      <text:p text:style-name="P18">Profile Used: <text:s/></text:p>
      <text:p text:style-name="P7"/>
      <text:p text:style-name="P7">Recommended Profile Changes</text:p>
      <text:p text:style-name="P20"><text:soft-page-break/></text:p>
      <text:p text:style-name="P2"/>
      <text:p text:style-name="P9">Printing Filament Assessment</text:p>
      <text:p text:style-name="P3">Bed Adhesion Notes: </text:p>
      <text:p text:style-name="P15">Layer Adhesion Notes: </text:p>
      <text:p text:style-name="P3">Overhang/Bridging Notes: </text:p>
      <text:p text:style-name="P12">Color <text:span text:style-name="T5">Consistency</text:span>/Change: </text:p>
      <text:p text:style-name="P13"><text:span text:style-name="T4">Part Removal Notes</text:span>: </text:p>
      <text:p text:style-name="P14">Other Notes: </text:p>
      <text:p text:style-name="P12"/>
      <text:p text:style-name="P6">Profile Assessment <text:span text:style-name="T8">and Base Setting</text:span> Recommendations</text:p>
      <text:p text:style-name="P13">Bed Temperature Range: </text:p>
      <text:p text:style-name="P13">Printing Temperature Range: </text:p>
      <text:p text:style-name="P14">Fan/Cooling Range: </text:p>
      <text:p text:style-name="P27">Printing Speeds: </text:p>
      <text:p text:style-name="P14">Other Notes: </text:p>
      <text:p text:style-name="P14"/>
      <text:p text:style-name="P14"/>
      <text:p text:style-name="P8">Manufacturer Filament Revision Notes</text:p>
      <text:p text:style-name="P17">Revision <text:span text:style-name="T12">Reason</text:span>: </text:p>
      <text:p text:style-name="P19"><text:span text:style-name="T13">Expected Change:</text:span><text:span text:style-name="T9"> </text:span></text:p>
      <text:p text:style-name="P17">Dat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4:45:40.712788894</meta:creation-date>
    <dc:date>2019-08-13T13:45:04.150838968</dc:date>
    <meta:editing-duration>PT2H29M35S</meta:editing-duration>
    <meta:editing-cycles>35</meta:editing-cycles>
    <meta:generator>LibreOffice/5.2.7.2$Linux_X86_64 LibreOffice_project/20m0$Build-2</meta:generator>
    <meta:print-date>2017-10-04T13:30:34.650745206</meta:print-date>
    <meta:document-statistic meta:table-count="0" meta:image-count="0" meta:object-count="0" meta:page-count="2" meta:paragraph-count="60" meta:word-count="157" meta:character-count="1279" meta:non-whitespace-character-count="1059"/>
  </office:meta>
</office:document-meta>
</file>